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193cm"/>
    </style:style>
    <style:style style:name="co3" style:family="table-column">
      <style:table-column-properties fo:break-before="auto" style:column-width="9.876cm"/>
    </style:style>
    <style:style style:name="co4" style:family="table-column">
      <style:table-column-properties fo:break-before="auto" style:column-width="1.34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text-underline-style="solid" style:text-underline-width="auto" style:text-underline-color="font-color"/>
    </style:style>
  </office:automatic-styles>
  <office:body>
    <office:spreadsheet>
      <table:table table:name="ct_sql_question"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3" table:default-cell-style-name="Default"/>
        <table:table-column table:style-name="co4" table:default-cell-style-name="Default"/>
        <table:table-column table:style-name="co1" table:number-columns-repeated="2" table:default-cell-style-name="Default"/>
        <table:table-row table:style-name="ro1">
          <table:table-cell office:value-type="string" calcext:value-type="string">
            <text:p>module</text:p>
          </table:table-cell>
          <table:table-cell office:value-type="string" calcext:value-type="string">
            <text:p>title</text:p>
          </table:table-cell>
          <table:table-cell office:value-type="string" calcext:value-type="string">
            <text:p>keywords</text:p>
          </table:table-cell>
          <table:table-cell office:value-type="string" calcext:value-type="string">
            <text:p>programmingLanguages</text:p>
          </table:table-cell>
          <table:table-cell office:value-type="string" calcext:value-type="string">
            <text:p>solution</text:p>
          </table:table-cell>
          <table:table-cell office:value-type="string" calcext:value-type="string">
            <text:p>solutionLang</text:p>
          </table:table-cell>
          <table:table-cell office:value-type="string" calcext:value-type="string">
            <text:p>library</text:p>
          </table:table-cell>
          <table:table-cell office:value-type="string" calcext:value-type="string">
            <text:p>statement[es]</text:p>
          </table:table-cell>
          <table:table-cell office:value-type="string" calcext:value-type="string">
            <text:p>statement[en]</text:p>
          </table:table-cell>
          <table:table-cell office:value-type="string" calcext:value-type="string">
            <text:p>testIn[0]</text:p>
          </table:table-cell>
          <table:table-cell office:value-type="string" calcext:value-type="string">
            <text:p>testOut[0]</text:p>
          </table:table-cell>
          <table:table-cell office:value-type="string" calcext:value-type="string">
            <text:p>ct_id</text:p>
          </table:table-cell>
        </table:table-row>
        <table:table-row table:style-name="ro1">
          <table:table-cell office:value-type="string" calcext:value-type="string">
            <text:p>SELECT</text:p>
          </table:table-cell>
          <table:table-cell office:value-type="string" calcext:value-type="string">
            <text:p>DQL, Unconditional</text:p>
          </table:table-cell>
          <table:table-cell office:value-type="string" calcext:value-type="string">
            <text:p>DQL,Unconditional</text:p>
          </table:table-cell>
          <table:table-cell office:value-type="string" calcext:value-type="string">
            <text:p>SQL-DQL</text:p>
          </table:table-cell>
          <table:table-cell office:value-type="string" calcext:value-type="string">
            <text:p>SELECT * FROM departments</text:p>
          </table:table-cell>
          <table:table-cell office:value-type="string" calcext:value-type="string">
            <text:p>pqsql</text:p>
          </table:table-cell>
          <table:table-cell office:value-type="string" calcext:value-type="string">
            <text:p>CREATE TABLE regions <text:s text:c="5"/>( region_id <text:s text:c="5"/>NUMBER <text:s text:c="23"/>CONSTRAINT region_id_nn NOT NULL <text:s text:c="4"/>, <text:s text:c="15"/>CONSTRAINT reg_id_pk <text:s text:c="25"/>PRIMARY KEY (region_id) <text:s text:c="4"/>, region_name <text:s text:c="3"/>VARCHAR2(25) <text:s text:c="6"/>);CREATE TABLE countries <text:s text:c="6"/>( country_id <text:s text:c="5"/>CHAR(2) <text:s text:c="24"/>CONSTRAINT country_id_nn NOT NULL <text:s text:c="4"/>, <text:s text:c="16"/>CONSTRAINT country_c_id_pk <text:s text:c="19"/>PRIMARY KEY (country_id) <text:s text:c="4"/>, country_name <text:s text:c="3"/>VARCHAR2(40) <text:s text:c="6"/>, region_id <text:s text:c="6"/>NUMBER <text:s text:c="6"/>, <text:s text:c="16"/>CONSTRAINT countr_reg_fk <text:s text:c="18"/>FOREIGN KEY (region_id) <text:s text:c="20"/>REFERENCES regions (region_id) <text:s text:c="6"/>) <text:s text:c="6"/>ORGANIZATION INDEX;CREATE TABLE departments <text:s text:c="5"/>( department_id <text:s text:c="3"/>NUMBER(4) <text:s text:c="23"/>CONSTRAINT dept_id_pk <text:s text:c="18"/>PRIMARY KEY <text:s text:c="4"/>, department_name <text:s/>VARCHAR2(30) <text:s text:c="16"/>CONSTRAINT dept_name_nn <text:s/>NOT NULL <text:s text:c="5"/>, manager_id <text:s text:c="6"/>NUMBER(6) <text:s text:c="5"/>, location_id <text:s text:c="5"/>NUMBER(4) <text:s text:c="4"/>);CREATE SEQUENCE departments_seq <text:s text:c="2"/>START WITH <text:s text:c="4"/>280 <text:s text:c="2"/>INCREMENT BY <text:s text:c="2"/>10 <text:s text:c="2"/>MAXVALUE <text:s text:c="6"/>9990 <text:s text:c="2"/>NOCACHE <text:s text:c="2"/>NOCYCLE;INSERT INTO regions VALUES <text:s text:c="10"/>( 1 <text:s text:c="9"/>, 'Europe' <text:s text:c="10"/>); <text:s text:c="3"/>INSERT INTO regions VALUES <text:s text:c="10"/>( 2 <text:s text:c="9"/>, 'Americas' <text:s text:c="10"/>); <text:s text:c="3"/>INSERT INTO regions VALUES <text:s text:c="10"/>( 3 <text:s text:c="9"/>, 'Asia' <text:s text:c="10"/>); <text:s text:c="3"/>INSERT INTO regions VALUES <text:s text:c="10"/>( 4 <text:s text:c="9"/>, 'Middle East and Africa' <text:s text:c="10"/>); <text:s/>INSERT INTO countries VALUES <text:s text:c="10"/>( 'IT' <text:s text:c="9"/>, 'Italy' <text:s text:c="9"/>, 1 <text:s text:c="10"/>); <text:s text:c="3"/>INSERT INTO countries VALUES <text:s text:c="10"/>( 'JP' <text:s text:c="9"/>, 'Japan' <text:s/>, 3 <text:s text:c="10"/>); <text:s text:c="3"/>INSERT INTO countries VALUES <text:s text:c="10"/>( 'US' <text:s text:c="9"/>, 'United States of America' <text:s text:c="9"/>, 2 <text:s text:c="10"/>); <text:s text:c="3"/>INSERT INTO countries VALUES <text:s text:c="10"/>( 'CA' <text:s text:c="9"/>, 'Canada' <text:s text:c="9"/>, 2 <text:s text:c="10"/>); <text:s text:c="3"/>INSERT INTO countries VALUES <text:s text:c="10"/>( 'CN' <text:s text:c="9"/>, 'China' <text:s text:c="9"/>, 3 <text:s text:c="10"/>); <text:s text:c="3"/>INSERT INTO countries VALUES <text:s text:c="10"/>( 'IN' <text:s text:c="9"/>, 'India' <text:s text:c="9"/>, 3 <text:s text:c="10"/>); <text:s text:c="3"/>INSERT INTO countries VALUES <text:s text:c="10"/>( 'AU' <text:s text:c="9"/>, 'Australia' <text:s text:c="9"/>, 3 <text:s text:c="10"/>); <text:s text:c="3"/>INSERT INTO countries VALUES <text:s text:c="10"/>( 'ZW' <text:s text:c="9"/>, 'Zimbabwe' <text:s text:c="9"/>, 4 <text:s text:c="10"/>); <text:s text:c="3"/>INSERT INTO countries VALUES <text:s text:c="10"/>( 'SG' <text:s text:c="9"/>, 'Singapore' <text:s text:c="9"/>, 3 <text:s text:c="10"/>); <text:s text:c="3"/>INSERT INTO countries VALUES <text:s text:c="10"/>( 'UK' <text:s text:c="9"/>, 'United Kingdom' <text:s text:c="9"/>, 1 <text:s text:c="10"/>); <text:s text:c="3"/>INSERT INTO countries VALUES <text:s text:c="10"/>( 'FR' <text:s text:c="9"/>, 'France' <text:s text:c="9"/>, 1 <text:s text:c="10"/>); <text:s text:c="3"/>INSERT INTO countries VALUES <text:s text:c="10"/>( 'DE' <text:s text:c="9"/>, 'Germany' <text:s text:c="9"/>, 1 <text:s text:c="10"/>); <text:s text:c="3"/>INSERT INTO countries VALUES <text:s text:c="10"/>( 'ZM' <text:s text:c="9"/>, 'Zambia' <text:s text:c="9"/>, 4 <text:s text:c="10"/>); <text:s text:c="3"/>INSERT INTO countries VALUES <text:s text:c="10"/>( 'EG' <text:s text:c="9"/>, 'Egypt' <text:s text:c="9"/>, 4 <text:s text:c="10"/>); <text:s text:c="3"/>INSERT INTO countries VALUES <text:s text:c="10"/>( 'BR' <text:s text:c="9"/>, 'Brazil' <text:s text:c="9"/>, 2 <text:s text:c="10"/>); <text:s text:c="3"/>INSERT INTO countries VALUES <text:s text:c="10"/>( 'CH' <text:s text:c="9"/>, 'Switzerland' <text:s text:c="9"/>, 1 <text:s text:c="10"/>); <text:s text:c="3"/>INSERT INTO countries VALUES <text:s text:c="10"/>( 'NL' <text:s text:c="9"/>, 'Netherlands' <text:s text:c="9"/>, 1 <text:s text:c="10"/>); <text:s text:c="3"/>INSERT INTO countries VALUES <text:s text:c="10"/>( 'MX' <text:s text:c="9"/>, 'Mexico' <text:s text:c="9"/>, 2 <text:s text:c="10"/>); <text:s text:c="3"/>INSERT INTO countries VALUES <text:s text:c="10"/>( 'KW' <text:s text:c="9"/>, 'Kuwait' <text:s text:c="9"/>, 4 <text:s text:c="10"/>); <text:s text:c="3"/>INSERT INTO countries VALUES <text:s text:c="10"/>( 'IL' <text:s text:c="9"/>, 'Israel' <text:s text:c="9"/>, 4 <text:s text:c="10"/>); <text:s text:c="3"/>INSERT INTO countries VALUES <text:s text:c="10"/>( 'DK' <text:s text:c="9"/>, 'Denmark' <text:s text:c="9"/>, 1 <text:s text:c="10"/>); <text:s text:c="3"/>INSERT INTO countries VALUES <text:s text:c="10"/>( 'ML' <text:s text:c="9"/>, 'Malaysia' <text:s text:c="9"/>, 3 <text:s text:c="10"/>); <text:s text:c="3"/>INSERT INTO countries VALUES <text:s text:c="10"/>( 'NG' <text:s text:c="9"/>, 'Nigeria' <text:s text:c="9"/>, 4 <text:s text:c="10"/>); <text:s text:c="3"/>INSERT INTO countries VALUES <text:s text:c="10"/>( 'AR' <text:s text:c="9"/>, 'Argentina' <text:s text:c="9"/>, 2 <text:s text:c="10"/>); <text:s text:c="3"/>INSERT INTO countries VALUES <text:s text:c="10"/>( 'BE' <text:s text:c="9"/>, 'Belgium' <text:s text:c="9"/>, 1 <text:s text:c="10"/>); <text:s/>INSERT INTO departments VALUES <text:s text:c="10"/>( 10 <text:s text:c="9"/>, 'Administration' <text:s text:c="9"/>, 200 <text:s text:c="9"/>, 1700 <text:s text:c="9"/>); <text:s text:c="3"/>INSERT INTO departments VALUES <text:s text:c="10"/>( 20 <text:s text:c="9"/>, 'Marketing' <text:s text:c="9"/>, 201 <text:s text:c="9"/>, 1800 <text:s text:c="9"/>); <text:s text:c="35"/>INSERT INTO departments VALUES <text:s text:c="10"/>( 30 <text:s text:c="9"/>, 'Purchasing' <text:s text:c="9"/>, 114 <text:s text:c="9"/>, 1700 <text:s/>); <text:s text:c="19"/>INSERT INTO departments VALUES <text:s text:c="10"/>( 40 <text:s text:c="9"/>, 'Human Resources' <text:s text:c="9"/>, 203 <text:s text:c="9"/>, 2400 <text:s text:c="9"/>); <text:s text:c="3"/>INSERT INTO departments VALUES <text:s text:c="10"/>( 50 <text:s text:c="9"/>, 'Shipping' <text:s text:c="9"/>, 121 <text:s text:c="9"/>, 1500 <text:s text:c="9"/>); <text:s text:c="19"/>INSERT INTO departments VALUES <text:s text:c="10"/>( 60 <text:s text:c="10"/>, 'IT' <text:s text:c="9"/>, 103 <text:s text:c="9"/>, 1400 <text:s text:c="9"/>); <text:s text:c="19"/>INSERT INTO departments VALUES <text:s text:c="10"/>( 70 <text:s text:c="10"/>, 'Public Relations' <text:s text:c="9"/>, 204 <text:s text:c="9"/>, 2700 <text:s text:c="9"/>); <text:s text:c="19"/>INSERT INTO departments VALUES <text:s text:c="10"/>( 80 <text:s text:c="10"/>, 'Sales' <text:s text:c="9"/>, 145 <text:s text:c="9"/>, 2500 <text:s text:c="9"/>); <text:s text:c="19"/>INSERT INTO departments VALUES <text:s text:c="10"/>( 90 <text:s text:c="10"/>, 'Executive' <text:s text:c="9"/>, 100 <text:s text:c="9"/>, 1700 <text:s text:c="9"/>); <text:s text:c="3"/>INSERT INTO departments VALUES <text:s text:c="10"/>( 100 <text:s text:c="10"/>, 'Finance' <text:s text:c="9"/>, 108 <text:s text:c="9"/>, 1700 <text:s text:c="9"/>); <text:s text:c="19"/>INSERT INTO departments VALUES <text:s text:c="10"/>( 110 <text:s text:c="10"/>, 'Accounting' <text:s text:c="9"/>, 205 <text:s text:c="9"/>, 1700 <text:s text:c="9"/>); <text:s text:c="3"/>INSERT INTO departments VALUES <text:s text:c="10"/>( 120 <text:s text:c="10"/>, 'Treasury' <text:s text:c="9"/>, NULL <text:s text:c="9"/>, 1700 <text:s text:c="9"/>); <text:s text:c="3"/>INSERT INTO departments VALUES <text:s text:c="10"/>( 130 <text:s text:c="10"/>, 'Corporate Tax' <text:s text:c="9"/>, NULL <text:s text:c="9"/>, 1700 <text:s text:c="9"/>); <text:s text:c="3"/>INSERT INTO departments VALUES <text:s text:c="10"/>( 140 <text:s text:c="10"/>, 'Control And Credit' <text:s text:c="9"/>, NULL <text:s text:c="9"/>, 1700 <text:s text:c="9"/>); <text:s text:c="3"/>INSERT INTO departments VALUES <text:s text:c="10"/>( 150 <text:s text:c="10"/>, 'Shareholder Services' <text:s text:c="9"/>, NULL <text:s text:c="9"/>, 1700 <text:s text:c="9"/>); <text:s text:c="3"/>INSERT INTO departments VALUES <text:s text:c="10"/>( 160 <text:s text:c="10"/>, 'Benefits' <text:s text:c="9"/>, NULL <text:s text:c="9"/>, 1700 <text:s text:c="9"/>); <text:s text:c="3"/>INSERT INTO departments VALUES <text:s text:c="10"/>( 170 <text:s text:c="10"/>, 'Manufacturing' <text:s text:c="9"/>, NULL <text:s text:c="9"/>, 1700 <text:s text:c="9"/>); <text:s text:c="3"/>INSERT INTO departments VALUES <text:s text:c="10"/>( 180 <text:s text:c="10"/>, 'Construction' <text:s text:c="9"/>, NULL <text:s text:c="9"/>, 1700 <text:s text:c="9"/>); <text:s text:c="3"/>INSERT INTO departments VALUES <text:s text:c="10"/>( 190 <text:s text:c="10"/>, 'Contracting' <text:s text:c="9"/>, NULL <text:s text:c="9"/>, 1700 <text:s text:c="9"/>); <text:s text:c="3"/>INSERT INTO departments VALUES <text:s text:c="10"/>( 200 <text:s text:c="10"/>, 'Operations' <text:s text:c="9"/>, NULL <text:s text:c="9"/>, 1700 <text:s text:c="9"/>); <text:s text:c="3"/>INSERT INTO departments VALUES <text:s text:c="10"/>( 210 <text:s text:c="10"/>, 'IT Support' <text:s text:c="9"/>, NULL <text:s text:c="9"/>, 1700 <text:s text:c="9"/>); <text:s text:c="3"/>INSERT INTO departments VALUES <text:s text:c="10"/>( 220 <text:s text:c="10"/>, 'NOC' <text:s text:c="9"/>, NULL <text:s text:c="9"/>, 1700 <text:s text:c="9"/>); <text:s text:c="3"/>INSERT INTO departments VALUES <text:s text:c="10"/>( 230 <text:s text:c="10"/>, 'IT Helpdesk' <text:s text:c="9"/>, NULL <text:s text:c="9"/>, 1700 <text:s text:c="9"/>); <text:s text:c="3"/>INSERT INTO departments VALUES <text:s text:c="10"/>( 240 <text:s text:c="10"/>, 'Government Sales' <text:s text:c="9"/>, NULL <text:s text:c="9"/>, 1700 <text:s text:c="9"/>); <text:s text:c="3"/>INSERT INTO departments VALUES <text:s text:c="10"/>( 250 <text:s text:c="10"/>, 'Retail Sales' <text:s text:c="9"/>, NULL <text:s text:c="9"/>, 1700 <text:s text:c="9"/>); <text:s text:c="3"/>INSERT INTO departments VALUES <text:s text:c="10"/>( 260 <text:s text:c="10"/>, 'Recruiting' <text:s text:c="9"/>, NULL <text:s text:c="9"/>, 1700 <text:s text:c="9"/>); <text:s text:c="3"/>INSERT INTO departments VALUES <text:s text:c="10"/>( 270 <text:s text:c="10"/>, 'Payroll' <text:s text:c="9"/>, NULL <text:s text:c="9"/>, 1700 <text:s text:c="9"/>); <text:s/></text:p>
          </table:table-cell>
          <table:table-cell table:number-columns-repeated="2" office:value-type="string" calcext:value-type="string">
            <text:p>&lt;h3&gt;Ejercicio:&lt;/h3&gt;&lt;p&gt;Muestra, en esta ocasi&amp;oacute;n, todos los datos de la tabla &lt;code&gt;departments&lt;/code&gt;.&lt;/p&gt;</text:p>
          </table:table-cell>
          <table:table-cell office:value-type="string" calcext:value-type="string">
            <text:p>-- </text:p>
          </table:table-cell>
          <table:table-cell office:value-type="string" calcext:value-type="string">
            <text:p>&lt;table&gt;&lt;tbody&gt;&lt;tr&gt;&lt;th&gt;DEPARTMENT_ID&lt;/th&gt;&lt;th&gt;DEPARTMENT_NAME&lt;/th&gt;&lt;th&gt;MANAGER_ID&lt;/th&gt;&lt;th&gt;LOCATION_ID&lt;/th&gt;&lt;/tr&gt;&lt;tr&gt;&lt;td&gt;10&lt;/td&gt;&lt;td&gt;Administration&lt;/td&gt;&lt;td&gt;200&lt;/td&gt;&lt;td&gt;1700&lt;/td&gt;&lt;/tr&gt;&lt;tr&gt;&lt;td&gt;20&lt;/td&gt;&lt;td&gt;Marketing&lt;/td&gt;&lt;td&gt;201&lt;/td&gt;&lt;td&gt;1800&lt;/td&gt;&lt;/tr&gt;&lt;tr&gt;&lt;td&gt;30&lt;/td&gt;&lt;td&gt;Purchasing&lt;/td&gt;&lt;td&gt;114&lt;/td&gt;&lt;td&gt;1700&lt;/td&gt;&lt;/tr&gt;&lt;tr&gt;&lt;td&gt;40&lt;/td&gt;&lt;td&gt;Human Resources&lt;/td&gt;&lt;td&gt;203&lt;/td&gt;&lt;td&gt;2400&lt;/td&gt;&lt;/tr&gt;&lt;tr&gt;&lt;td&gt;50&lt;/td&gt;&lt;td&gt;Shipping&lt;/td&gt;&lt;td&gt;121&lt;/td&gt;&lt;td&gt;1500&lt;/td&gt;&lt;/tr&gt;&lt;tr&gt;&lt;td&gt;60&lt;/td&gt;&lt;td&gt;IT&lt;/td&gt;&lt;td&gt;103&lt;/td&gt;&lt;td&gt;1400&lt;/td&gt;&lt;/tr&gt;&lt;tr&gt;&lt;td&gt;70&lt;/td&gt;&lt;td&gt;Public Relations&lt;/td&gt;&lt;td&gt;204&lt;/td&gt;&lt;td&gt;2700&lt;/td&gt;&lt;/tr&gt;&lt;tr&gt;&lt;td&gt;80&lt;/td&gt;&lt;td&gt;Sales&lt;/td&gt;&lt;td&gt;145&lt;/td&gt;&lt;td&gt;2500&lt;/td&gt;&lt;/tr&gt;&lt;tr&gt;&lt;td&gt;90&lt;/td&gt;&lt;td&gt;Executive&lt;/td&gt;&lt;td&gt;100&lt;/td&gt;&lt;td&gt;1700&lt;/td&gt;&lt;/tr&gt;&lt;tr&gt;&lt;td&gt;100&lt;/td&gt;&lt;td&gt;Finance&lt;/td&gt;&lt;td&gt;108&lt;/td&gt;&lt;td&gt;1700&lt;/td&gt;&lt;/tr&gt;&lt;tr&gt;&lt;td&gt;110&lt;/td&gt;&lt;td&gt;Accounting&lt;/td&gt;&lt;td&gt;205&lt;/td&gt;&lt;td&gt;1700&lt;/td&gt;&lt;/tr&gt;&lt;tr&gt;&lt;td&gt;120&lt;/td&gt;&lt;td&gt;Treasury&lt;/td&gt;&lt;td&gt;&lt;/td&gt;&lt;td&gt;1700&lt;/td&gt;&lt;/tr&gt;&lt;tr&gt;&lt;td&gt;130&lt;/td&gt;&lt;td&gt;Corporate Tax&lt;/td&gt;&lt;td&gt;&lt;/td&gt;&lt;td&gt;1700&lt;/td&gt;&lt;/tr&gt;&lt;tr&gt;&lt;td&gt;140&lt;/td&gt;&lt;td&gt;Control And Credit&lt;/td&gt;&lt;td&gt;&lt;/td&gt;&lt;td&gt;1700&lt;/td&gt;&lt;/tr&gt;&lt;tr&gt;&lt;td&gt;150&lt;/td&gt;&lt;td&gt;Shareholder Services&lt;/td&gt;&lt;td&gt;&lt;/td&gt;&lt;td&gt;1700&lt;/td&gt;&lt;/tr&gt;&lt;tr&gt;&lt;td&gt;160&lt;/td&gt;&lt;td&gt;Benefits&lt;/td&gt;&lt;td&gt;&lt;/td&gt;&lt;td&gt;1700&lt;/td&gt;&lt;/tr&gt;&lt;tr&gt;&lt;td&gt;170&lt;/td&gt;&lt;td&gt;Manufacturing&lt;/td&gt;&lt;td&gt;&lt;/td&gt;&lt;td&gt;1700&lt;/td&gt;&lt;/tr&gt;&lt;tr&gt;&lt;td&gt;180&lt;/td&gt;&lt;td&gt;Construction&lt;/td&gt;&lt;td&gt;&lt;/td&gt;&lt;td&gt;1700&lt;/td&gt;&lt;/tr&gt;&lt;tr&gt;&lt;td&gt;190&lt;/td&gt;&lt;td&gt;Contracting&lt;/td&gt;&lt;td&gt;&lt;/td&gt;&lt;td&gt;1700&lt;/td&gt;&lt;/tr&gt;&lt;tr&gt;&lt;td&gt;200&lt;/td&gt;&lt;td&gt;Operations&lt;/td&gt;&lt;td&gt;&lt;/td&gt;&lt;td&gt;1700&lt;/td&gt;&lt;/tr&gt;&lt;tr&gt;&lt;td&gt;210&lt;/td&gt;&lt;td&gt;IT Support&lt;/td&gt;&lt;td&gt;&lt;/td&gt;&lt;td&gt;1700&lt;/td&gt;&lt;/tr&gt;&lt;tr&gt;&lt;td&gt;220&lt;/td&gt;&lt;td&gt;NOC&lt;/td&gt;&lt;td&gt;&lt;/td&gt;&lt;td&gt;1700&lt;/td&gt;&lt;/tr&gt;&lt;tr&gt;&lt;td&gt;230&lt;/td&gt;&lt;td&gt;IT Helpdesk&lt;/td&gt;&lt;td&gt;&lt;/td&gt;&lt;td&gt;1700&lt;/td&gt;&lt;/tr&gt;&lt;tr&gt;&lt;td&gt;240&lt;/td&gt;&lt;td&gt;Government Sales&lt;/td&gt;&lt;td&gt;&lt;/td&gt;&lt;td&gt;1700&lt;/td&gt;&lt;/tr&gt;&lt;tr&gt;&lt;td&gt;250&lt;/td&gt;&lt;td&gt;Retail Sales&lt;/td&gt;&lt;td&gt;&lt;/td&gt;&lt;td&gt;1700&lt;/td&gt;&lt;/tr&gt;&lt;tr&gt;&lt;td&gt;260&lt;/td&gt;&lt;td&gt;Recruiting&lt;/td&gt;&lt;td&gt;&lt;/td&gt;&lt;td&gt;1700&lt;/td&gt;&lt;/tr&gt;&lt;tr&gt;&lt;td&gt;270&lt;/td&gt;&lt;td&gt;Payroll&lt;/td&gt;&lt;td&gt;&lt;/td&gt;&lt;td&gt;1700&lt;/td&gt;&lt;/tr&gt;&lt;/tbody&gt;&lt;/table&gt;</text:p>
          </table:table-cell>
          <table:table-cell office:value-type="float" office:value="450" calcext:value-type="float">
            <text:p>450</text:p>
          </table:table-cell>
        </table:table-row>
        <table:table-row table:style-name="ro1">
          <table:table-cell table:style-name="ce2" office:value-type="string" calcext:value-type="string">
            <text:p>SELECT</text:p>
          </table:table-cell>
          <table:table-cell office:value-type="string" calcext:value-type="string">
            <text:p>DQL, Projection</text:p>
          </table:table-cell>
          <table:table-cell office:value-type="string" calcext:value-type="string">
            <text:p>DQL,Projection</text:p>
          </table:table-cell>
          <table:table-cell office:value-type="string" calcext:value-type="string">
            <text:p>SQL-DQL</text:p>
          </table:table-cell>
          <table:table-cell office:value-type="string" calcext:value-type="string">
            <text:p>SELECT COUNTRY_NAME FROM countries</text:p>
          </table:table-cell>
          <table:table-cell office:value-type="string" calcext:value-type="string">
            <text:p>pqsql</text:p>
          </table:table-cell>
          <table:table-cell table:style-name="ce2" office:value-type="string" calcext:value-type="string">
            <text:p><text:a xlink:href="../../../alumno/Descargas/HR.sql" xlink:type="simple">file:/home/alumno/Descargas/HR.sql</text:a></text:p>
          </table:table-cell>
          <table:table-cell table:number-columns-repeated="2" office:value-type="string" calcext:value-type="string">
            <text:p>&lt;p&gt;Hay tablas que pueden contener muchos datos referidos a un &amp;uacute;nico objeto.&lt;/p&gt;&lt;p&gt;A continuaci&amp;oacute;n se muestran los datos de la tabla &lt;code&gt;employees&lt;/code&gt; del esquema &lt;code&gt;HR&lt;/code&gt; correspondiente a un &amp;uacute;nico empleado.&lt;/p&gt;&lt;table align="center" border="1" summary="Results from query 2"&gt;&lt;tbody&gt;&lt;tr&gt;&lt;th&gt;EMPLOYEE_ID&lt;/th&gt;&lt;th&gt;FIRST_NAME&lt;/th&gt;&lt;th&gt;LAST_NAME&lt;/th&gt;&lt;th&gt;EMAIL&lt;/th&gt;&lt;th&gt;PHONE_NUMBER&lt;/th&gt;&lt;th&gt;HIRE_DATE&lt;/th&gt;&lt;th&gt;JOB_ID&lt;/th&gt;&lt;th&gt;SALARY&lt;/th&gt;&lt;th&gt;COMMISSION_PCT&lt;/th&gt;&lt;th&gt;MANAGER_ID&lt;/th&gt;&lt;th&gt;DEPARTMENT_ID&lt;/th&gt;&lt;/tr&gt;&lt;tr&gt;&lt;td&gt;100&lt;/td&gt;&lt;td&gt;Steven&lt;/td&gt;&lt;td&gt;King&lt;/td&gt;&lt;td&gt;SKING&lt;/td&gt;&lt;td&gt;515.123.4567&lt;/td&gt;&lt;td&gt;17-JUN-03&lt;/td&gt;&lt;td&gt;AD_PRES&lt;/td&gt;&lt;td&gt;24000&lt;/td&gt;&lt;td&gt;-&lt;/td&gt;&lt;td&gt;-&lt;/td&gt;&lt;td&gt;90&lt;/td&gt;&lt;/tr&gt;&lt;/tbody&gt;&lt;/table&gt;&lt;p&gt;Imaginemos que, por ejemplo en el caso de protecci&amp;oacute;n de datos, hay informaci&amp;oacute;n de los empleados que no queremos mostrar. Para seleccionar las columnas que s&amp;iacute; queremos mostrar, debemos sustituir el * de la sentencia SELECT por la lista de columnas que mostraremos separadas por comas.&lt;/p&gt;&lt;h3&gt;Ejemplo:&lt;/h3&gt;&lt;p&gt;Muestra el &lt;strong&gt;&lt;em&gt;nombre&lt;/em&gt;&lt;/strong&gt;, &lt;strong&gt;&lt;em&gt;apellidos&lt;/em&gt;&lt;/strong&gt; y el &lt;strong&gt;&lt;em&gt;trabajo&lt;/em&gt;&lt;/strong&gt; de los &lt;strong&gt;&lt;em&gt;empleados&lt;/em&gt;&lt;/strong&gt; del esquema HR.&lt;/p&gt;&lt;blockquote&gt;&lt;p&gt;&lt;code&gt;SELECT FIRST_NAME, LAST_NAME, JOB_ID&lt;br /&gt;FROM HR.employees&lt;/code&gt;&lt;/p&gt;&lt;/blockquote&gt;&lt;p&gt;Ten en cuenta que el nombre de las columnas puede no ser el mismo que aparece en el enunciado. En este caso, en la sentencia SELECT debemos escribir el nombre de la columna de la tabla que contiene la informaci&amp;oacute;n que se solicita en el enunciado.&lt;/p&gt;&lt;ul&gt;&lt;li&gt;nombre =&amp;gt; &lt;code&gt;FIRST_NAME&lt;/code&gt;&lt;/li&gt;&lt;li&gt;apellidos =&amp;gt; &lt;code&gt;LAST_NAME&lt;/code&gt;&lt;/li&gt;&lt;li&gt;trabajo =&amp;gt; &lt;code&gt;JOB_ID&lt;/code&gt;&lt;/li&gt;&lt;li&gt;empleados =&amp;gt; employees&lt;/li&gt;&lt;/ul&gt;&lt;p&gt;El resultado ser&amp;iacute;a:&lt;/p&gt;&lt;table align="center" border="1" summary="Results from query 3"&gt;&lt;tbody&gt;&lt;tr&gt;&lt;th&gt;FIRST_NAME&lt;/th&gt;&lt;th&gt;LAST_NAME&lt;/th&gt;&lt;th&gt;JOB_ID&lt;/th&gt;&lt;/tr&gt;&lt;tr&gt;&lt;td&gt;William&lt;/td&gt;&lt;td&gt;Gietz&lt;/td&gt;&lt;td&gt;AC_ACCOUNT&lt;/td&gt;&lt;/tr&gt;&lt;tr&gt;&lt;td&gt;Shelley&lt;/td&gt;&lt;td&gt;Higgins&lt;/td&gt;&lt;td&gt;AC_MGR&lt;/td&gt;&lt;/tr&gt;&lt;tr&gt;&lt;td&gt;Jennifer&lt;/td&gt;&lt;td&gt;Whalen&lt;/td&gt;&lt;td&gt;AD_ASST&lt;/td&gt;&lt;/tr&gt;&lt;tr&gt;&lt;td&gt;Steven&lt;/td&gt;&lt;td&gt;King&lt;/td&gt;&lt;td&gt;AD_PRES&lt;/td&gt;&lt;/tr&gt;&lt;tr&gt;&lt;td&gt;Neena&lt;/td&gt;&lt;td&gt;Kochhar&lt;/td&gt;&lt;td&gt;AD_VP&lt;/td&gt;&lt;/tr&gt;&lt;/tbody&gt;&lt;/table&gt;&lt;h3&gt;&amp;nbsp;Ejercicio:&lt;/h3&gt;&lt;p&gt;Muestra el nombre de los pa&amp;iacute;ses (&lt;code&gt;COUNTRY_NAME&lt;/code&gt;) existentes en la tabla pa&amp;iacute;ses (&lt;code&gt;countries&lt;/code&gt;) del esquema HR.&lt;/p&gt;</text:p>
          </table:table-cell>
          <table:table-cell office:value-type="string" calcext:value-type="string">
            <text:p>-- </text:p>
          </table:table-cell>
          <table:table-cell office:value-type="string" calcext:value-type="string">
            <text:p>&lt;table&gt;&lt;tbody&gt;&lt;tr&gt;&lt;th&gt;COUNTRY_NAME&lt;/th&gt;&lt;/tr&gt;&lt;tr&gt;&lt;td&gt;Argentina&lt;/td&gt;&lt;/tr&gt;&lt;tr&gt;&lt;td&gt;Australia&lt;/td&gt;&lt;/tr&gt;&lt;tr&gt;&lt;td&gt;Belgium&lt;/td&gt;&lt;/tr&gt;&lt;tr&gt;&lt;td&gt;Brazil&lt;/td&gt;&lt;/tr&gt;&lt;tr&gt;&lt;td&gt;Canada&lt;/td&gt;&lt;/tr&gt;&lt;tr&gt;&lt;td&gt;Switzerland&lt;/td&gt;&lt;/tr&gt;&lt;tr&gt;&lt;td&gt;China&lt;/td&gt;&lt;/tr&gt;&lt;tr&gt;&lt;td&gt;Germany&lt;/td&gt;&lt;/tr&gt;&lt;tr&gt;&lt;td&gt;Denmark&lt;/td&gt;&lt;/tr&gt;&lt;tr&gt;&lt;td&gt;Egypt&lt;/td&gt;&lt;/tr&gt;&lt;tr&gt;&lt;td&gt;France&lt;/td&gt;&lt;/tr&gt;&lt;tr&gt;&lt;td&gt;Israel&lt;/td&gt;&lt;/tr&gt;&lt;tr&gt;&lt;td&gt;India&lt;/td&gt;&lt;/tr&gt;&lt;tr&gt;&lt;td&gt;Italy&lt;/td&gt;&lt;/tr&gt;&lt;tr&gt;&lt;td&gt;Japan&lt;/td&gt;&lt;/tr&gt;&lt;tr&gt;&lt;td&gt;Kuwait&lt;/td&gt;&lt;/tr&gt;&lt;tr&gt;&lt;td&gt;Malaysia&lt;/td&gt;&lt;/tr&gt;&lt;tr&gt;&lt;td&gt;Mexico&lt;/td&gt;&lt;/tr&gt;&lt;tr&gt;&lt;td&gt;Nigeria&lt;/td&gt;&lt;/tr&gt;&lt;tr&gt;&lt;td&gt;Netherlands&lt;/td&gt;&lt;/tr&gt;&lt;tr&gt;&lt;td&gt;Singapore&lt;/td&gt;&lt;/tr&gt;&lt;tr&gt;&lt;td&gt;United Kingdom&lt;/td&gt;&lt;/tr&gt;&lt;tr&gt;&lt;td&gt;United States of America&lt;/td&gt;&lt;/tr&gt;&lt;tr&gt;&lt;td&gt;Zambia&lt;/td&gt;&lt;/tr&gt;&lt;tr&gt;&lt;td&gt;Zimbabwe&lt;/td&gt;&lt;/tr&gt;&lt;/tbody&gt;&lt;/table&gt;</text:p>
          </table:table-cell>
          <table:table-cell office:value-type="float" office:value="456" calcext:value-type="float">
            <text:p>456</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3:16:39.870419933">00:00:00</text:time></text:p>
        </style:region-right>
      </style:header>
      <style:header-left style:display="false"/>
      <style:footer>
        <text:p>Página <text:page-number>1</text:page-number><text:s/>/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phpMyAdmin 5.1.3</meta:initial-creator>
    <meta:creation-date>2022-04-22T06:58:28</meta:creation-date>
    <dc:date>2022-07-26T14:06:52.669407470</dc:date>
    <meta:editing-duration>PT2H52M6S</meta:editing-duration>
    <meta:editing-cycles>20</meta:editing-cycles>
    <meta:document-statistic meta:table-count="1" meta:cell-count="36" meta:object-count="0"/>
  </office:meta>
</office:document-meta>
</file>